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B6C9D9A704FBE8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902cm" svg:height="0.902cm" svg:x="5.5cm" svg:y="5cm">
          <draw:image xlink:href="Pictures/100000010000002000000020B6C9D9A704FBE8CA.png" xlink:type="simple" xlink:show="embed" xlink:actuate="onLoad" draw:mime-type="image/png">
            <text:p/>
          </draw:image>
        </draw:frame>
        <draw:frame draw:style-name="gr1" draw:text-style-name="P1" draw:layer="layout" svg:width="0.902cm" svg:height="0.902cm" svg:x="14.598cm" svg:y="5.098cm">
          <draw:image xlink:href="Pictures/100000010000002000000020B6C9D9A704FBE8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1T14:22:29.401000000</meta:creation-date>
    <dc:date>2022-03-21T14:25:17.410000000</dc:date>
    <meta:editing-duration>PT2M49S</meta:editing-duration>
    <meta:editing-cycles>1</meta:editing-cycles>
    <meta:document-statistic meta:object-count="25"/>
    <meta:generator>LibreOfficeDev/7.4.0.0.alpha0$Windows_X86_64 LibreOffice_project/c93d27c9d25e06a884c971fc8dbbea8fe7599578</meta:generator>
  </office:meta>
</office:document-meta>
</file>